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Non Restoring</text:p>
          </table:table-cell>
          <table:table-cell office:value-type="float" office:value="0.993206" calcext:value-type="float">
            <text:p>0.993206</text:p>
          </table:table-cell>
          <table:table-cell office:value-type="float" office:value="1.2341" calcext:value-type="float">
            <text:p>1.2341</text:p>
          </table:table-cell>
          <table:table-cell office:value-type="float" office:value="3.29596" calcext:value-type="float">
            <text:p>3.29596</text:p>
          </table:table-cell>
          <table:table-cell office:value-type="float" office:value="10.4085" calcext:value-type="float">
            <text:p>10.4085</text:p>
          </table:table-cell>
          <table:table-cell office:value-type="float" office:value="37.7966" calcext:value-type="float">
            <text:p>37.7966</text:p>
          </table:table-cell>
          <table:table-cell office:value-type="float" office:value="144.051" calcext:value-type="float">
            <text:p>144.051</text:p>
          </table:table-cell>
          <table:table-cell table:style-name="ce1" office:value-type="float" office:value="554.43" calcext:value-type="float">
            <text:p>554.43</text:p>
          </table:table-cell>
          <table:table-cell office:value-type="float" office:value="554.43" calcext:value-type="float">
            <text:p>554.43</text:p>
          </table:table-cell>
          <table:table-cell office:value-type="float" office:value="2185.23" calcext:value-type="float">
            <text:p>2185.23</text:p>
          </table:table-cell>
        </table:table-row>
        <table:table-row table:style-name="ro1">
          <table:table-cell office:value-type="string" calcext:value-type="string">
            <text:p>Restoring</text:p>
          </table:table-cell>
          <table:table-cell office:value-type="float" office:value="0.779477" calcext:value-type="float">
            <text:p>0.779477</text:p>
          </table:table-cell>
          <table:table-cell office:value-type="float" office:value="1.81902" calcext:value-type="float">
            <text:p>1.81902</text:p>
          </table:table-cell>
          <table:table-cell office:value-type="float" office:value="5.61968" calcext:value-type="float">
            <text:p>5.61968</text:p>
          </table:table-cell>
          <table:table-cell office:value-type="float" office:value="17.7591" calcext:value-type="float">
            <text:p>17.7591</text:p>
          </table:table-cell>
          <table:table-cell office:value-type="float" office:value="58.2592" calcext:value-type="float">
            <text:p>58.2592</text:p>
          </table:table-cell>
          <table:table-cell office:value-type="float" office:value="212.202" calcext:value-type="float">
            <text:p>212.202</text:p>
          </table:table-cell>
          <table:table-cell office:value-type="float" office:value="853.325" calcext:value-type="float">
            <text:p>853.325</text:p>
          </table:table-cell>
          <table:table-cell office:value-type="float" office:value="3116.38" calcext:value-type="float">
            <text:p>3116.38</text:p>
          </table:table-cell>
          <table:table-cell office:value-type="float" office:value="12824.6" calcext:value-type="float">
            <text:p>1282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11-22T12:00:30.212126990</meta:creation-date>
    <dc:date>2015-11-22T13:32:00.353820646</dc:date>
    <dc:creator>robert </dc:creator>
    <meta:editing-duration>PT27S</meta:editing-duration>
    <meta:editing-cycles>1</meta:editing-cycles>
    <meta:document-statistic meta:table-count="1" meta:cell-count="29" meta:object-count="0"/>
    <meta:generator>LibreOffice/4.2.8.2$Linux_X86_64 LibreOffice_project/420m0$Build-2</meta:generator>
  </office:meta>
</office:document-meta>
</file>